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paragraph-rsid="00068a01"/>
    </style:style>
    <style:style style:name="P2" style:family="paragraph" style:parent-style-name="Text_20_body">
      <style:text-properties officeooo:paragraph-rsid="00068a01"/>
    </style:style>
    <style:style style:name="P3" style:family="paragraph" style:parent-style-name="Horizontal_20_Line">
      <style:text-properties style:font-name="Liberation Serif" officeooo:paragraph-rsid="00068a01"/>
    </style:style>
    <style:style style:name="P4" style:family="paragraph" style:parent-style-name="Text_20_body">
      <style:text-properties style:font-name="Liberation Serif" fo:font-weight="bold" officeooo:paragraph-rsid="00068a01"/>
    </style:style>
    <style:style style:name="P5" style:family="paragraph" style:parent-style-name="Text_20_body">
      <style:text-properties style:font-name="Liberation Serif" fo:font-size="14pt" fo:font-weight="bold" officeooo:paragraph-rsid="00068a01" style:font-size-asian="14pt" style:font-size-complex="14pt"/>
    </style:style>
    <style:style style:name="P6" style:family="paragraph" style:parent-style-name="Horizontal_20_Line">
      <style:text-properties style:font-name="Liberation Serif" fo:font-weight="normal" officeooo:paragraph-rsid="00068a01" style:font-weight-asian="normal" style:font-weight-complex="normal"/>
    </style:style>
    <style:style style:name="P7" style:family="paragraph" style:parent-style-name="Text_20_body">
      <style:text-properties style:font-name="Liberation Serif" officeooo:paragraph-rsid="0007e8cd"/>
    </style:style>
    <style:style style:name="P8" style:family="paragraph" style:parent-style-name="Text_20_body">
      <style:text-properties officeooo:paragraph-rsid="00070108"/>
    </style:style>
    <style:style style:name="P9" style:family="paragraph" style:parent-style-name="Heading_20_3">
      <style:text-properties officeooo:paragraph-rsid="0007e8cd"/>
    </style:style>
    <style:style style:name="P10" style:family="paragraph" style:parent-style-name="Text_20_body">
      <style:text-properties officeooo:paragraph-rsid="0007e8cd"/>
    </style:style>
    <style:style style:name="P11" style:family="paragraph" style:parent-style-name="Heading_20_3">
      <style:text-properties style:font-name="Liberation Serif" fo:font-weight="normal" officeooo:paragraph-rsid="0007e8cd" style:font-weight-asian="normal" style:font-weight-complex="normal"/>
    </style:style>
    <style:style style:name="P12" style:family="paragraph" style:parent-style-name="Heading_20_3">
      <style:text-properties officeooo:paragraph-rsid="0007e8cd"/>
    </style:style>
    <style:style style:name="P13" style:family="paragraph" style:parent-style-name="Text_20_body">
      <style:text-properties style:font-name="Liberation Serif" officeooo:paragraph-rsid="0007e8cd"/>
    </style:style>
    <style:style style:name="P14" style:family="paragraph" style:parent-style-name="Text_20_body">
      <style:text-properties officeooo:paragraph-rsid="0007e8cd"/>
    </style:style>
    <style:style style:name="T1" style:family="text">
      <style:text-properties style:font-weight-asian="bold" style:font-weight-complex="bold"/>
    </style:style>
    <style:style style:name="T2" style:family="text">
      <style:text-properties fo:font-variant="normal" fo:text-transform="none" fo:color="#d83713" loext:opacity="100%" fo:letter-spacing="normal" fo:font-style="normal" fo:font-weight="normal"/>
    </style:style>
    <style:style style:name="T3" style:family="text">
      <style:text-properties style:font-name="Liberation Serif"/>
    </style:style>
    <style:style style:name="T4" style:family="text">
      <style:text-properties style:font-name="Liberation Serif" officeooo:rsid="0004f9b5"/>
    </style:style>
    <style:style style:name="T5" style:family="text">
      <style:text-properties style:font-name="Liberation Serif" fo:font-weight="normal" style:font-weight-asian="normal" style:font-weight-complex="normal"/>
    </style:style>
    <style:style style:name="T6" style:family="text">
      <style:text-properties style:font-name="Liberation Serif" fo:font-weight="normal" officeooo:rsid="0007e8cd" style:font-weight-asian="normal" style:font-weight-complex="normal"/>
    </style:style>
    <style:style style:name="T7" style:family="text">
      <style:text-properties style:font-name="Liberation Serif"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Heritage: Khu trung tâm hoàn thành Thăng Long - Hà Nội: heritage id: </text:span><text:span text:style-name="T2">67f3edb13834bd66e6e1c66d</text:span></text:p>
      <text:p text:style-name="P2"><text:span text:style-name="T7">Link tham khảo</text:span><text:span text:style-name="T3">: </text:span><text:span text:style-name="T4">https://hoangthanhthanglong.vn/blog/2020/05/16/khu-di-tich-trung-tam-hoang-thanh-thang-long-2/</text:span></text:p>
      <text:p text:style-name="P8"><text:span text:style-name="Strong_20_Emphasis"><text:span text:style-name="T3">Câu hỏi 1: </text:span></text:span><text:span text:style-name="Strong_20_Emphasis"><text:span text:style-name="T5">Khu di tích trung tâm Hoàng thành Thăng Long có diện tích khoảng bao nhiêu?</text:span></text:span></text:p>
      <text:p text:style-name="P7">A. 10 ha</text:p>
      <text:p text:style-name="P7">B. 15 ha</text:p>
      <text:p text:style-name="P7">C. 20 ha</text:p>
      <text:p text:style-name="P7">D. 25 ha</text:p>
      <text:p text:style-name="P10"><text:span text:style-name="Strong_20_Emphasis"><text:span text:style-name="T3">Đáp án đúng:</text:span></text:span><text:span text:style-name="T3"> C. 20 ha</text:span></text:p>
      <text:p text:style-name="P10"><text:span text:style-name="Strong_20_Emphasis"><text:span text:style-name="T3">Giải thích: </text:span></text:span><text:span text:style-name="T3">Khu di tích trung tâm Hoàng thành Thăng Long có diện tích khoảng 20ha, bao gồm khu khảo cổ học 18 Hoàng Diệu và các di tích còn sót lại trong Thành cổ Hà Nội.</text:span></text:p>
      <text:p text:style-name="P3"/>
      <text:h text:style-name="P9" text:outline-level="3"><text:span text:style-name="Strong_20_Emphasis"><text:span text:style-name="T3">Câu hỏi 2: </text:span></text:span><text:span text:style-name="Strong_20_Emphasis"><text:span text:style-name="T5">Vua nào đã ra chiếu dời đô từ Hoa Lư về Đại La, sau này đổi tên là Thăng Long?</text:span></text:span></text:h>
      <text:h text:style-name="P11" text:outline-level="3">A. Lê Đại Hành</text:h>
      <text:h text:style-name="P11" text:outline-level="3">B. Lý Công Uẩn</text:h>
      <text:h text:style-name="P11" text:outline-level="3">C. Trần Thái Tông</text:h>
      <text:h text:style-name="P11" text:outline-level="3">D. Quang Trung</text:h>
      <text:h text:style-name="P9" text:outline-level="3"><text:span text:style-name="Strong_20_Emphasis"><text:span text:style-name="T3">Đáp án đúng:</text:span></text:span><text:span text:style-name="T3"> </text:span><text:span text:style-name="T5">B. Lý Công Uẩn</text:span></text:h>
      <text:p text:style-name="P10"><text:span text:style-name="Strong_20_Emphasis"><text:span text:style-name="T3">Giải thích: </text:span></text:span><text:span text:style-name="T3">Năm 1010, Lý Công Uẩn ban "Chiếu dời đô", chuyển kinh đô từ Hoa Lư ra Đại La và đổi tên thành Thăng Long, mở ra thời kỳ phát triển mới.</text:span></text:p>
      <text:h text:style-name="P9" text:outline-level="3"><text:soft-page-break/><text:span text:style-name="Strong_20_Emphasis"><text:span text:style-name="T3">Câu hỏi 3: </text:span></text:span><text:span text:style-name="Strong_20_Emphasis"><text:span text:style-name="T5">Tên gọi “La thành” trong mô hình xây dựng ban đầu của Kinh thành Thăng Long chỉ phần nào?</text:span></text:span></text:h>
      <text:h text:style-name="P11" text:outline-level="3">A. Vòng thành ngoài cùng</text:h>
      <text:h text:style-name="P11" text:outline-level="3">B. Vòng thành giữa</text:h>
      <text:h text:style-name="P11" text:outline-level="3">C. Vòng thành trong cùng</text:h>
      <text:h text:style-name="P11" text:outline-level="3">D. Cung điện vua ở</text:h>
      <text:h text:style-name="P9" text:outline-level="3"><text:span text:style-name="Strong_20_Emphasis"><text:span text:style-name="T3">Đáp án đúng:</text:span></text:span><text:span text:style-name="T3"> </text:span><text:span text:style-name="T5">A. Vòng thành ngoài cùn</text:span><text:span text:style-name="T6">g</text:span></text:h>
      <text:h text:style-name="P9" text:outline-level="3"><text:span text:style-name="Strong_20_Emphasis"><text:span text:style-name="T3">Giải thích: </text:span></text:span><text:span text:style-name="T5">La thành hay còn gọi là Kinh thành, là vòng ngoài cùng bao quanh toàn bộ khu kinh đô, men theo ba con sông lớn.</text:span></text:h>
      <text:p text:style-name="P6"/>
      <text:h text:style-name="P1" text:outline-level="3"><text:span text:style-name="Strong_20_Emphasis"><text:span text:style-name="T3">Câu hỏi 4: </text:span></text:span><text:span text:style-name="Strong_20_Emphasis"><text:span text:style-name="T5">Trong thời kỳ nhà Nguyễn, phần nào của Hoàng thành Thăng Long được giữ lại làm hành cung cho các vua mỗi khi ra Bắc?</text:span></text:span></text:h>
      <text:p text:style-name="P7">A. Bắc Môn</text:p>
      <text:p text:style-name="P7">B. Đoan Môn</text:p>
      <text:p text:style-name="P7">C. Điện Kính Thiên và Hậu Lâu</text:p>
      <text:p text:style-name="P7">D. Cột cờ Hà Nội</text:p>
      <text:p text:style-name="P2"><text:span text:style-name="Strong_20_Emphasis"><text:span text:style-name="T3">Đáp án đúng:</text:span></text:span><text:span text:style-name="T3"> C. Điện Kính Thiên và Hậu Lâu</text:span></text:p>
      <text:p text:style-name="P10"><text:span text:style-name="Strong_20_Emphasis"><text:span text:style-name="T3">Giải thích: </text:span></text:span><text:span text:style-name="T3">Khi xây dựng kinh đô mới ở Phú Xuân, nhà Nguyễn chỉ giữ lại Điện Kính Thiên và Hậu Lâu làm hành cung khi vua ra Bắc.</text:span></text:p>
      <text:p text:style-name="P3"/>
      <text:h text:style-name="P9" text:outline-level="3"><text:soft-page-break/><text:span text:style-name="Strong_20_Emphasis"><text:span text:style-name="T3">Câu hỏi 5:</text:span></text:span></text:h>
      <text:h text:style-name="P9" text:outline-level="3"><text:span text:style-name="Strong_20_Emphasis"><text:span text:style-name="T3">Ai là người ra lệnh phá bỏ Hoàng thành cũ và xây dựng Thành Hà Nội theo kiểu Vauban của Pháp?</text:span></text:span></text:h>
      <text:h text:style-name="P11" text:outline-level="3">A. Gia Long</text:h>
      <text:h text:style-name="P11" text:outline-level="3">B. Minh Mạng</text:h>
      <text:h text:style-name="P11" text:outline-level="3">C. Tự Đức</text:h>
      <text:h text:style-name="P11" text:outline-level="3">D. Đồng Khánh</text:h>
      <text:h text:style-name="P9" text:outline-level="3"><text:span text:style-name="Strong_20_Emphasis"><text:span text:style-name="T3">Đáp án đúng:</text:span></text:span><text:span text:style-name="T3"> </text:span><text:span text:style-name="T5">A. Gia Long</text:span></text:h>
      <text:h text:style-name="P9" text:outline-level="3"><text:span text:style-name="Strong_20_Emphasis"><text:span text:style-name="T3">Giải thích:</text:span></text:span></text:h>
      <text:h text:style-name="P11" text:outline-level="3">Năm 1805, vua Gia Long cho phá bỏ tường thành cũ của Hoàng thành Thăng Long và xây dựng Thành Hà Nội theo kiểu Vauban với quy mô nhỏ hơn.</text:h>
      <text:p text:style-name="P6"/>
      <text:h text:style-name="P1" text:outline-level="3"><text:span text:style-name="Strong_20_Emphasis"><text:span text:style-name="T3">Câu hỏi 6:</text:span></text:span></text:h>
      <text:p text:style-name="P2"><text:span text:style-name="Strong_20_Emphasis"><text:span text:style-name="T3">Sau khi Pháp chiếm Đông Dương, họ đã sử dụng đất của Thành Hà Nội để làm gì?</text:span></text:span></text:p>
      <text:p text:style-name="P7">A. Xây chợ và bến tàu</text:p>
      <text:p text:style-name="P7">B. Làm công sở và trại lính</text:p>
      <text:p text:style-name="P7">C. Mở trường học</text:p>
      <text:p text:style-name="P7">D. Xây dựng nhà thờ</text:p>
      <text:p text:style-name="P2"><text:span text:style-name="Strong_20_Emphasis"><text:span text:style-name="T3">Đáp án đúng:</text:span></text:span><text:span text:style-name="T3"> B. Làm công sở và trại lính</text:span></text:p>
      <text:p text:style-name="P10"><text:span text:style-name="Strong_20_Emphasis"><text:span text:style-name="T3">Giải thích:</text:span></text:span></text:p>
      <text:p text:style-name="P7">Người Pháp phá bỏ nhiều công trình cũ tại Thành Hà Nội để lấy đất xây công sở, trại lính phục vụ cho chính quyền thuộc địa.</text:p>
      <text:p text:style-name="P3"/>
      <text:p text:style-name="P4"><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7T16:26:38.556178115</meta:creation-date>
    <dc:date>2025-04-27T16:56:37.580759917</dc:date>
    <meta:editing-duration>PT17M15S</meta:editing-duration>
    <meta:editing-cycles>5</meta:editing-cycles>
    <meta:generator>LibreOffice/24.2.7.2$Linux_X86_64 LibreOffice_project/420$Build-2</meta:generator>
    <meta:document-statistic meta:table-count="0" meta:image-count="0" meta:object-count="0" meta:page-count="3" meta:paragraph-count="48" meta:word-count="486" meta:character-count="2204" meta:non-whitespace-character-count="1766"/>
  </office:meta>
</office:document-meta>
</file>